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.pgm</text:p>
          </table:table-cell>
          <table:table-cell table:number-columns-repeated="4"/>
        </table:table-row>
        <table:table-row table:style-name="ro1">
          <table:table-cell office:value-type="float" office:value="1.45833" calcext:value-type="float">
            <text:p>1.45833</text:p>
          </table:table-cell>
          <table:table-cell office:value-type="float" office:value="-0.037202" calcext:value-type="float">
            <text:p>-0.037202</text:p>
          </table:table-cell>
          <table:table-cell office:value-type="float" office:value="15.1265" calcext:value-type="float">
            <text:p>15.1265</text:p>
          </table:table-cell>
          <table:table-cell/>
          <table:table-cell table:formula="of:=SQRT( (([.A2]-[.B2])^2) + (([.A3]-[.B3])^2))" office:value-type="float" office:value="1.93489605384792" calcext:value-type="float">
            <text:p>1.9348960538</text:p>
          </table:table-cell>
        </table:table-row>
        <table:table-row table:style-name="ro1">
          <table:table-cell office:value-type="float" office:value="0.0416665" calcext:value-type="float">
            <text:p>0.0416665</text:p>
          </table:table-cell>
          <table:table-cell office:value-type="float" office:value="1.26935" calcext:value-type="float">
            <text:p>1.26935</text:p>
          </table:table-cell>
          <table:table-cell office:value-type="float" office:value="40.2842" calcext:value-type="float">
            <text:p>40.2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pgm</text:p>
          </table:table-cell>
          <table:table-cell table:number-columns-repeated="4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0312505" calcext:value-type="float">
            <text:p>0.0312505</text:p>
          </table:table-cell>
          <table:table-cell office:value-type="float" office:value="26.0937" calcext:value-type="float">
            <text:p>26.0937</text:p>
          </table:table-cell>
          <table:table-cell/>
          <table:table-cell table:formula="of:=SQRT( (([.A5]-[.B5])^2) + (([.A6]-[.B6])^2))" office:value-type="float" office:value="1.80514512973709" calcext:value-type="float">
            <text:p>1.8051451297</text:p>
          </table:table-cell>
        </table:table-row>
        <table:table-row table:style-name="ro1">
          <table:table-cell office:value-type="float" office:value="0.0833327" calcext:value-type="float">
            <text:p>0.0833327</text:p>
          </table:table-cell>
          <table:table-cell office:value-type="float" office:value="1.28869" calcext:value-type="float">
            <text:p>1.28869</text:p>
          </table:table-cell>
          <table:table-cell office:value-type="float" office:value="37.8184" calcext:value-type="float">
            <text:p>37.8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pgm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892856" calcext:value-type="float">
            <text:p>-0.0892856</text:p>
          </table:table-cell>
          <table:table-cell office:value-type="float" office:value="10.3036" calcext:value-type="float">
            <text:p>10.3036</text:p>
          </table:table-cell>
          <table:table-cell/>
          <table:table-cell table:formula="of:=SQRT( (([.A8]-[.B8])^2) + (([.A9]-[.B9])^2))" office:value-type="float" office:value="1.97329750846287" calcext:value-type="float">
            <text:p>1.9732975085</text:p>
          </table:table-cell>
        </table:table-row>
        <table:table-row table:style-name="ro1">
          <table:table-cell office:value-type="float" office:value="0.0833329" calcext:value-type="float">
            <text:p>0.0833329</text:p>
          </table:table-cell>
          <table:table-cell office:value-type="float" office:value="1.25298" calcext:value-type="float">
            <text:p>1.25298</text:p>
          </table:table-cell>
          <table:table-cell office:value-type="float" office:value="39.1399" calcext:value-type="float">
            <text:p>39.1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pgm</text:p>
          </table:table-cell>
          <table:table-cell table:number-columns-repeated="4"/>
        </table:table-row>
        <table:table-row table:style-name="ro1">
          <table:table-cell office:value-type="float" office:value="1.41667" calcext:value-type="float">
            <text:p>1.41667</text:p>
          </table:table-cell>
          <table:table-cell office:value-type="float" office:value="0.0505957" calcext:value-type="float">
            <text:p>0.0505957</text:p>
          </table:table-cell>
          <table:table-cell office:value-type="float" office:value="21.628" calcext:value-type="float">
            <text:p>21.628</text:p>
          </table:table-cell>
          <table:table-cell/>
          <table:table-cell table:formula="of:=SQRT( (([.A11]-[.B11])^2) + (([.A12]-[.B12])^2))" office:value-type="float" office:value="1.89132758878437" calcext:value-type="float">
            <text:p>1.8913275888</text:p>
          </table:table-cell>
        </table:table-row>
        <table:table-row table:style-name="ro1">
          <table:table-cell office:value-type="float" office:value="-0.0416671" calcext:value-type="float">
            <text:p>-0.0416671</text:p>
          </table:table-cell>
          <table:table-cell office:value-type="float" office:value="1.26637" calcext:value-type="float">
            <text:p>1.26637</text:p>
          </table:table-cell>
          <table:table-cell office:value-type="float" office:value="41.8943" calcext:value-type="float">
            <text:p>41.8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pgm</text:p>
          </table:table-cell>
          <table:table-cell table:number-columns-repeated="4"/>
        </table:table-row>
        <table:table-row table:style-name="ro1">
          <table:table-cell office:value-type="float" office:value="1.45833" calcext:value-type="float">
            <text:p>1.45833</text:p>
          </table:table-cell>
          <table:table-cell office:value-type="float" office:value="0.105655" calcext:value-type="float">
            <text:p>0.105655</text:p>
          </table:table-cell>
          <table:table-cell office:value-type="float" office:value="27.8408" calcext:value-type="float">
            <text:p>27.8408</text:p>
          </table:table-cell>
          <table:table-cell/>
          <table:table-cell table:formula="of:=SQRT( (([.A14]-[.B14])^2) + (([.A15]-[.B15])^2))" office:value-type="float" office:value="1.88167231754134" calcext:value-type="float">
            <text:p>1.8816723175</text:p>
          </table:table-cell>
        </table:table-row>
        <table:table-row table:style-name="ro1">
          <table:table-cell office:value-type="float" office:value="-0.0416671" calcext:value-type="float">
            <text:p>-0.0416671</text:p>
          </table:table-cell>
          <table:table-cell office:value-type="float" office:value="1.26637" calcext:value-type="float">
            <text:p>1.26637</text:p>
          </table:table-cell>
          <table:table-cell office:value-type="float" office:value="41.8943" calcext:value-type="float">
            <text:p>41.8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pgm</text:p>
          </table:table-cell>
          <table:table-cell table:number-columns-repeated="4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-0.0758929" calcext:value-type="float">
            <text:p>-0.0758929</text:p>
          </table:table-cell>
          <table:table-cell office:value-type="float" office:value="7.05803" calcext:value-type="float">
            <text:p>7.05803</text:p>
          </table:table-cell>
          <table:table-cell/>
          <table:table-cell table:formula="of:=SQRT( (([.A17]-[.B17])^2) + (([.A18]-[.B18])^2))" office:value-type="float" office:value="1.92386430095007" calcext:value-type="float">
            <text:p>1.923864301</text:p>
          </table:table-cell>
        </table:table-row>
        <table:table-row table:style-name="ro1">
          <table:table-cell office:value-type="float" office:value="0.0416663" calcext:value-type="float">
            <text:p>0.0416663</text:p>
          </table:table-cell>
          <table:table-cell office:value-type="float" office:value="1.30506" calcext:value-type="float">
            <text:p>1.30506</text:p>
          </table:table-cell>
          <table:table-cell office:value-type="float" office:value="39.9628" calcext:value-type="float">
            <text:p>39.9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pgm</text:p>
          </table:table-cell>
          <table:table-cell table:number-columns-repeated="4"/>
        </table:table-row>
        <table:table-row table:style-name="ro1">
          <table:table-cell office:value-type="float" office:value="1.33333" calcext:value-type="float">
            <text:p>1.33333</text:p>
          </table:table-cell>
          <table:table-cell office:value-type="float" office:value="0.0476194" calcext:value-type="float">
            <text:p>0.0476194</text:p>
          </table:table-cell>
          <table:table-cell office:value-type="float" office:value="19.2381" calcext:value-type="float">
            <text:p>19.2381</text:p>
          </table:table-cell>
          <table:table-cell/>
          <table:table-cell table:formula="of:=SQRT( (([.A20]-[.B20])^2) + (([.A21]-[.B21])^2))" office:value-type="float" office:value="1.77771159728585" calcext:value-type="float">
            <text:p>1.7777115973</text:p>
          </table:table-cell>
        </table:table-row>
        <table:table-row table:style-name="ro1">
          <table:table-cell office:value-type="float" office:value="0.0416665" calcext:value-type="float">
            <text:p>0.0416665</text:p>
          </table:table-cell>
          <table:table-cell office:value-type="float" office:value="1.26935" calcext:value-type="float">
            <text:p>1.26935</text:p>
          </table:table-cell>
          <table:table-cell office:value-type="float" office:value="40.2842" calcext:value-type="float">
            <text:p>40.2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pgm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89287" calcext:value-type="float">
            <text:p>-0.089287</text:p>
          </table:table-cell>
          <table:table-cell office:value-type="float" office:value="12.3036" calcext:value-type="float">
            <text:p>12.3036</text:p>
          </table:table-cell>
          <table:table-cell/>
          <table:table-cell table:formula="of:=SQRT( (([.A23]-[.B23])^2) + (([.A24]-[.B24])^2))" office:value-type="float" office:value="6.22467755191134" calcext:value-type="float">
            <text:p>6.2246775519</text:p>
          </table:table-cell>
        </table:table-row>
        <table:table-row table:style-name="ro1">
          <table:table-cell office:value-type="float" office:value="-4.76837" calcext:value-type="float">
            <text:p>-4.76837</text:p>
          </table:table-cell>
          <table:table-cell office:value-type="float" office:value="1.25" calcext:value-type="float">
            <text:p>1.25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pgm</text:p>
          </table:table-cell>
          <table:table-cell table:number-columns-repeated="4"/>
        </table:table-row>
        <table:table-row table:style-name="ro1">
          <table:table-cell office:value-type="float" office:value="1.45833" calcext:value-type="float">
            <text:p>1.45833</text:p>
          </table:table-cell>
          <table:table-cell office:value-type="float" office:value="-0.00148782" calcext:value-type="float">
            <text:p>-0.00148782</text:p>
          </table:table-cell>
          <table:table-cell office:value-type="float" office:value="22.805" calcext:value-type="float">
            <text:p>22.805</text:p>
          </table:table-cell>
          <table:table-cell/>
          <table:table-cell table:formula="of:=SQRT( (([.A26]-[.B26])^2) + (([.A27]-[.B27])^2))" office:value-type="float" office:value="1.84847464383977" calcext:value-type="float">
            <text:p>1.8484746438</text:p>
          </table:table-cell>
        </table:table-row>
        <table:table-row table:style-name="ro1">
          <table:table-cell office:value-type="float" office:value="0.083333" calcext:value-type="float">
            <text:p>0.083333</text:p>
          </table:table-cell>
          <table:table-cell office:value-type="float" office:value="1.21726" calcext:value-type="float">
            <text:p>1.21726</text:p>
          </table:table-cell>
          <table:table-cell office:value-type="float" office:value="42.4613" calcext:value-type="float">
            <text:p>42.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pgm</text:p>
          </table:table-cell>
          <table:table-cell table:number-columns-repeated="4"/>
        </table:table-row>
        <table:table-row table:style-name="ro1">
          <table:table-cell office:value-type="float" office:value="1.29167" calcext:value-type="float">
            <text:p>1.29167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34.7753" calcext:value-type="float">
            <text:p>34.7753</text:p>
          </table:table-cell>
          <table:table-cell/>
          <table:table-cell table:formula="of:=SQRT( (([.A29]-[.B29])^2) + (([.A30]-[.B30])^2))" office:value-type="float" office:value="1.64907490475551" calcext:value-type="float">
            <text:p>1.6490749048</text:p>
          </table:table-cell>
        </table:table-row>
        <table:table-row table:style-name="ro1">
          <table:table-cell office:value-type="float" office:value="-0.0416671" calcext:value-type="float">
            <text:p>-0.0416671</text:p>
          </table:table-cell>
          <table:table-cell office:value-type="float" office:value="1.23066" calcext:value-type="float">
            <text:p>1.23066</text:p>
          </table:table-cell>
          <table:table-cell office:value-type="float" office:value="42.2158" calcext:value-type="float">
            <text:p>42.21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2:33:59.862850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1:17:16.317143949</meta:creation-date>
    <dc:date>2015-03-02T22:35:08.967261703</dc:date>
    <meta:editing-duration>PT6M13S</meta:editing-duration>
    <meta:editing-cycles>2</meta:editing-cycles>
    <meta:generator>LibreOffice/4.2.7.2$Linux_X86_64 LibreOffice_project/420m0$Build-2</meta:generator>
    <meta:document-statistic meta:table-count="1" meta:cell-count="80" meta:object-count="0"/>
  </office:meta>
</office:document-meta>
</file>